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000000" draw:marker-start-width="0.419cm" draw:marker-end-width="0.419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objectwithoutfill">
      <style:graphic-properties svg:stroke-width="0.152cm" draw:marker-start-width="0.66cm" draw:marker-end="Arrow" draw:marker-end-width="0.431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8cm" draw:marker-start="Arrow" draw:marker-start-width="0.242cm" draw:marker-end="Arrow" draw:marker-end-width="0.245cm" draw:fill="none" draw:textarea-vertical-align="middle" fo:padding-top="0.139cm" fo:padding-bottom="0.139cm" fo:padding-left="0.264cm" fo:padding-right="0.264cm"/>
    </style:style>
    <style:style style:name="gr5" style:family="graphic">
      <style:graphic-properties style:protect="size"/>
    </style:style>
    <style:style style:name="gr6" style:family="graphic">
      <style:graphic-properties svg:stroke-width="0.076cm" svg:stroke-color="#000000" draw:marker-start-width="0.419cm" draw:marker-end-width="0.419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style:font-name="Liberation Sans1" fo:font-size="26pt" fo:font-style="italic" fo:font-weight="bold" style:font-name-asian="Liberation Sans1" style:font-size-asian="26pt" style:font-style-asian="italic" style:font-weight-asian="bold" style:font-name-complex="Liberation Sans1" style:font-size-complex="26pt" style:font-style-complex="italic" style:font-weight-complex="bold"/>
    </style:style>
    <style:style style:name="T4" style:family="text">
      <style:text-properties style:text-position="sub 66%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sub 66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style:text-position="sub 66%" fo:font-size="26pt" fo:font-style="normal" fo:font-weight="bold" style:font-size-asian="26pt" style:font-style-asian="normal" style:font-weight-asian="bold" style:font-size-complex="26pt" style:font-style-complex="normal" style:font-weight-complex="600"/>
    </style:style>
    <style:style style:name="T7" style:family="text">
      <style:text-properties style:text-position="sub 66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6.858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76cm" svg:height="6.858cm" svg:x="11.688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89cm" svg:y1="7.212cm" svg:x2="12.875cm" svg:y2="7.212cm">
          <text:p/>
        </draw:line>
        <draw:line draw:style-name="gr2" draw:text-style-name="P1" draw:layer="layout" svg:x1="12.743cm" svg:y1="7.752cm" svg:x2="10.457cm" svg:y2="7.752cm">
          <text:p/>
        </draw:line>
        <draw:frame draw:style-name="gr3" draw:text-style-name="P2" draw:layer="layout" svg:width="2.754cm" svg:height="1.28cm" svg:x="7.701cm" svg:y="4.272cm">
          <draw:text-box>
            <text:p text:style-name="P2"><text:span text:style-name="T1">box 1</text:span></text:p>
          </draw:text-box>
        </draw:frame>
        <draw:frame draw:style-name="gr3" draw:text-style-name="P2" draw:layer="layout" svg:width="2.754cm" svg:height="1.28cm" svg:x="13.001cm" svg:y="4.272cm">
          <draw:text-box>
            <text:p text:style-name="P2"><text:span text:style-name="T1">box 2</text:span></text:p>
          </draw:text-box>
        </draw:frame>
        <draw:frame draw:style-name="gr3" draw:text-style-name="P4" draw:layer="layout" svg:width="1.014cm" svg:height="1.28cm" svg:x="11.68cm" svg:y="5.85cm">
          <draw:text-box>
            <text:p text:style-name="P3"><text:span text:style-name="T2">v</text:span></text:p>
          </draw:text-box>
        </draw:frame>
        <draw:frame draw:style-name="gr3" draw:text-style-name="P4" draw:layer="layout" svg:width="1.167cm" svg:height="1.28cm" svg:x="16.717cm" svg:y="6.758cm">
          <draw:text-box>
            <text:p text:style-name="P3"><text:span text:style-name="T2">A</text:span></text:p>
          </draw:text-box>
        </draw:frame>
        <draw:line draw:style-name="gr4" draw:text-style-name="P1" draw:layer="layout" svg:x1="6.35cm" svg:y1="11.106cm" svg:x2="11.688cm" svg:y2="11.106cm">
          <text:p/>
        </draw:line>
        <draw:frame draw:style-name="gr3" draw:text-style-name="P4" draw:layer="layout" svg:width="1.581cm" svg:height="1.28cm" svg:x="8.298cm" svg:y="11.108cm">
          <draw:text-box>
            <text:p text:style-name="P3"><text:span text:style-name="T3">Δ</text:span><text:span text:style-name="T2">z</text:span></text:p>
          </draw:text-box>
        </draw:frame>
        <draw:frame draw:style-name="gr3" draw:text-style-name="P3" draw:layer="layout" svg:width="1.404cm" svg:height="1.524cm" svg:x="8.474cm" svg:y="6.858cm">
          <draw:text-box>
            <text:p text:style-name="P3"><text:span text:style-name="T2">n</text:span><text:span text:style-name="T4">1</text:span></text:p>
          </draw:text-box>
        </draw:frame>
        <draw:frame draw:style-name="gr3" draw:text-style-name="P3" draw:layer="layout" svg:width="1.404cm" svg:height="1.524cm" svg:x="13.762cm" svg:y="6.858cm">
          <draw:text-box>
            <text:p text:style-name="P3"><text:span text:style-name="T2">n</text:span><text:span text:style-name="T4">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1" draw:layer="Layout" svg:width="5.08cm" svg:height="6.858cm" svg:x="6.60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76cm" svg:height="6.858cm" svg:x="11.688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89cm" svg:y1="7.712cm" svg:x2="12.875cm" svg:y2="7.712cm">
          <text:p/>
        </draw:line>
        <draw:line draw:style-name="gr2" draw:text-style-name="P1" draw:layer="layout" svg:x1="12.743cm" svg:y1="8.252cm" svg:x2="10.457cm" svg:y2="8.252cm">
          <text:p/>
        </draw:line>
        <draw:frame draw:style-name="gr3" draw:text-style-name="P2" draw:layer="layout" svg:width="2.754cm" svg:height="1.28cm" svg:x="7.701cm" svg:y="4.272cm">
          <draw:text-box>
            <text:p text:style-name="P2"><text:span text:style-name="T1">box 1</text:span></text:p>
          </draw:text-box>
        </draw:frame>
        <draw:frame draw:style-name="gr3" draw:text-style-name="P2" draw:layer="layout" svg:width="2.754cm" svg:height="1.28cm" svg:x="12.901cm" svg:y="4.272cm">
          <draw:text-box>
            <text:p text:style-name="P2"><text:span text:style-name="T1">box 2</text:span></text:p>
          </draw:text-box>
        </draw:frame>
        <draw:frame draw:style-name="gr3" draw:text-style-name="P4" draw:layer="layout" svg:width="1.353cm" svg:height="1.524cm" svg:x="11.68cm" svg:y="5.85cm">
          <draw:text-box>
            <text:p text:style-name="P3"><text:span text:style-name="T2">v</text:span><text:span text:style-name="T5">1</text:span></text:p>
          </draw:text-box>
        </draw:frame>
        <draw:frame draw:style-name="gr3" draw:text-style-name="P4" draw:layer="layout" svg:width="1.167cm" svg:height="1.28cm" svg:x="21.817cm" svg:y="6.758cm">
          <draw:text-box>
            <text:p text:style-name="P3"><text:span text:style-name="T2">A</text:span></text:p>
          </draw:text-box>
        </draw:frame>
        <draw:line draw:style-name="gr4" draw:text-style-name="P1" draw:layer="layout" svg:x1="11.684cm" svg:y1="11.106cm" svg:x2="16.764cm" svg:y2="11.106cm">
          <text:p/>
        </draw:line>
        <draw:frame draw:style-name="gr3" draw:text-style-name="P4" draw:layer="layout" svg:width="1.581cm" svg:height="1.28cm" svg:x="13.498cm" svg:y="11.108cm">
          <draw:text-box>
            <text:p text:style-name="P3"><text:span text:style-name="T3">Δ</text:span><text:span text:style-name="T2">z</text:span></text:p>
          </draw:text-box>
        </draw:frame>
        <draw:frame draw:style-name="gr3" draw:text-style-name="P3" draw:layer="layout" svg:width="1.404cm" svg:height="1.524cm" svg:x="8.474cm" svg:y="7.358cm">
          <draw:text-box>
            <text:p text:style-name="P3"><text:span text:style-name="T2">n</text:span><text:span text:style-name="T4">1</text:span></text:p>
          </draw:text-box>
        </draw:frame>
        <draw:frame draw:style-name="gr3" draw:text-style-name="P3" draw:layer="layout" svg:width="1.404cm" svg:height="1.524cm" svg:x="13.662cm" svg:y="7.358cm">
          <draw:text-box>
            <text:p text:style-name="P3"><text:span text:style-name="T2">n</text:span><text:span text:style-name="T4">2</text:span></text:p>
          </draw:text-box>
        </draw:frame>
        <draw:custom-shape draw:style-name="gr1" draw:text-style-name="P1" draw:layer="layout" svg:width="5.076cm" svg:height="6.858cm" svg:x="16.767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935cm" svg:y1="7.712cm" svg:x2="17.633cm" svg:y2="7.712cm">
          <text:p/>
        </draw:line>
        <draw:line draw:style-name="gr2" draw:text-style-name="P1" draw:layer="layout" svg:x1="17.501cm" svg:y1="8.252cm" svg:x2="15.935cm" svg:y2="8.252cm">
          <text:p/>
        </draw:line>
        <draw:frame draw:style-name="gr3" draw:text-style-name="P2" draw:layer="layout" svg:width="2.754cm" svg:height="1.28cm" svg:x="17.98cm" svg:y="4.272cm">
          <draw:text-box>
            <text:p text:style-name="P2"><text:span text:style-name="T1">box 3</text:span></text:p>
          </draw:text-box>
        </draw:frame>
        <draw:frame draw:style-name="gr3" draw:text-style-name="P4" draw:layer="layout" svg:width="1.353cm" svg:height="1.524cm" svg:x="16.759cm" svg:y="5.85cm">
          <draw:text-box>
            <text:p text:style-name="P3"><text:span text:style-name="T2">v</text:span><text:span text:style-name="T6">2</text:span></text:p>
          </draw:text-box>
        </draw:frame>
        <draw:frame draw:style-name="gr3" draw:text-style-name="P3" draw:layer="layout" svg:width="1.404cm" svg:height="1.524cm" svg:x="18.841cm" svg:y="7.358cm">
          <draw:text-box>
            <text:p text:style-name="P3"><text:span text:style-name="T2">n</text:span><text:span text:style-name="T7">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4:01:53.483945506</meta:creation-date>
    <meta:editing-duration>PT2H23M12S</meta:editing-duration>
    <meta:editing-cycles>7</meta:editing-cycles>
    <dc:date>2018-06-04T16:32:41.607602147</dc:date>
    <meta:generator>LibreOffice/4.2.8.2$Linux_X86_64 LibreOffice_project/420m0$Build-2</meta:generator>
    <meta:document-statistic meta:object-count="55"/>
  </office:meta>
</office:document-meta>
</file>